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00000013E8E2A3EA8.bmp" manifest:media-type=""/>
  <manifest:file-entry manifest:full-path="Pictures/100000000000019800000170E4E3AC5D.bmp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 style:parent-style-name="Object_20_with_20_no_20_fill_20_and_20_no_20_line">
      <style:graphic-properties draw:textarea-vertical-align="middle" draw:color-mode="standard" draw:luminance="11%" draw:contrast="2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60%" draw:contrast="60%" draw:gamma="100%" draw:red="0%" draw:green="0%" draw:blue="0%" fo:clip="rect(0cm, 0.512cm, 0cm, 0.392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0.839cm" style:use-optimal-column-width="false"/>
    </style:style>
    <style:style style:name="co2" style:family="table-column">
      <style:table-column-properties style:column-width="0.876cm" style:use-optimal-column-width="false"/>
    </style:style>
    <style:style style:name="co3" style:family="table-column">
      <style:table-column-properties style:column-width="0.875cm" style:use-optimal-column-width="false"/>
    </style:style>
    <style:style style:name="co4" style:family="table-column">
      <style:table-column-properties style:column-width="1.113cm" style:use-optimal-column-width="false"/>
    </style:style>
    <style:style style:name="co5" style:family="table-column">
      <style:table-column-properties style:column-width="0.957cm" style:use-optimal-column-width="false"/>
    </style:style>
    <style:style style:name="co6" style:family="table-column">
      <style:table-column-properties style:column-width="0.958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0.773cm"/>
    </style:style>
    <style:style style:name="ce1" style:family="table-cell">
      <loext:graphic-properties draw:fill="solid" draw:fill-color="#ffffff" style:repeat="repeat"/>
      <style:paragraph-properties fo:text-align="end" fo:border="0.03pt solid #ffffff"/>
      <style:text-properties style:font-name="Liberation Sans Narrow" fo:font-size="18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end"/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end"/>
      <style:text-properties fo:font-size="9.60000038146973pt"/>
    </style:style>
    <style:style style:name="P4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093cm" svg:height="1.62cm" svg:x="0.762cm" svg:y="3.402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3">
                <text:p text:style-name="P2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4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4.326cm" svg:height="0.492cm" svg:x="-2.86cm" svg:y="2.366cm">
          <draw:text-box>
            <text:p text:style-name="P3"><text:span text:style-name="T1"><text:s/>Ⓟ</text:span><text:span text:style-name="T1">-4EBP</text:span></text:p>
          </draw:text-box>
        </draw:frame>
        <draw:frame draw:style-name="gr1" draw:text-style-name="P4" draw:layer="layout" svg:width="4.326cm" svg:height="0.492cm" svg:x="-2.915cm" svg:y="0.284cm">
          <draw:text-box>
            <text:p text:style-name="P3"><text:span text:style-name="T1">GAPDH</text:span></text:p>
          </draw:text-box>
        </draw:frame>
        <draw:frame draw:style-name="standard" draw:layer="layout" svg:width="6.855cm" svg:height="1.62cm" svg:x="8.301cm" svg:y="3.403cm">
          <table:table table:template-name="default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3">
                <text:p text:style-name="P2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4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4.326cm" svg:height="0.492cm" svg:x="4.84cm" svg:y="2.42cm">
          <draw:text-box>
            <text:p text:style-name="P3"><text:span text:style-name="T1"><text:s/></text:span><text:span text:style-name="T1">total 4EBP</text:span></text:p>
          </draw:text-box>
        </draw:frame>
        <draw:frame draw:style-name="gr1" draw:text-style-name="P4" draw:layer="layout" svg:width="4.326cm" svg:height="0.492cm" svg:x="4.76cm" svg:y="0.425cm">
          <draw:text-box>
            <text:p text:style-name="P3"><text:span text:style-name="T1">GAPDH</text:span></text:p>
          </draw:text-box>
        </draw:frame>
        <draw:frame draw:style-name="gr2" draw:text-style-name="P5" draw:layer="layout" svg:width="5.544cm" svg:height="3.202cm" svg:x="1.568cm" svg:y="0.194cm">
          <draw:image xlink:href="Pictures/100000000000019800000170E4E3AC5D.bmp" xlink:type="simple" xlink:show="embed" xlink:actuate="onLoad">
            <text:p/>
          </draw:image>
        </draw:frame>
        <draw:frame draw:style-name="gr3" draw:text-style-name="P5" draw:layer="layout" svg:width="6.024cm" svg:height="3.072cm" svg:x="9.216cm" svg:y="0cm">
          <draw:image xlink:href="Pictures/10000000000001F00000013E8E2A3EA8.bmp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6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998cm" svg:x="1cm" svg:y="4.773cm"/>
      <draw:page-thumbnail draw:layer="backgroundobjects" svg:width="8.999cm" svg:height="2.998cm" svg:x="1cm" svg:y="13.349cm"/>
      <draw:page-thumbnail draw:layer="backgroundobjects" svg:width="8.999cm" svg:height="2.998cm" svg:x="1cm" svg:y="21.925cm"/>
      <draw:page-thumbnail draw:layer="backgroundobjects" svg:width="8.999cm" svg:height="2.998cm" svg:x="11cm" svg:y="4.773cm"/>
      <draw:page-thumbnail draw:layer="backgroundobjects" svg:width="8.999cm" svg:height="2.998cm" svg:x="11cm" svg:y="13.349cm"/>
      <draw:page-thumbnail draw:layer="backgroundobjects" svg:width="8.999cm" svg:height="2.998cm" svg:x="11cm" svg:y="21.925cm"/>
    </style:handout-master>
    <style:master-page style:name="Default" style:page-layout-name="PM1" draw:style-name="Mdp1">
      <draw:frame presentation:style-name="Default-title" draw:layer="backgroundobjects" svg:width="13.716cm" svg:height="0.848cm" svg:x="0.76cm" svg:y="0.201cm" presentation:class="title" presentation:placeholder="true">
        <draw:text-box/>
      </draw:frame>
      <draw:frame presentation:style-name="Default-outline1" draw:layer="backgroundobjects" svg:width="13.716cm" svg:height="2.946cm" svg:x="0.76cm" svg:y="1.188cm" presentation:class="outline" presentation:placeholder="true">
        <draw:text-box/>
      </draw:frame>
      <draw:frame presentation:style-name="Mpr1" draw:text-style-name="MP2" draw:layer="backgroundobjects" svg:width="3.55cm" svg:height="0.35cm" svg:x="0.76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cm" svg:height="0.35cm" svg:x="5.21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35cm" svg:x="10.926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30T01:34:52.445268554</dc:date>
    <dc:creator>ayf </dc:creator>
    <meta:editing-duration>PT31M17S</meta:editing-duration>
    <meta:editing-cycles>9</meta:editing-cycles>
    <meta:generator>LibreOffice/4.4.3.2$Linux_X86_64 LibreOffice_project/40m0$Build-2</meta:generator>
    <meta:document-statistic meta:object-count="31"/>
  </office:meta>
</office:document-meta>
</file>